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list-style-name="L1">
      <style:text-properties fo:language="en" fo:country="GB"/>
    </style:style>
    <style:style style:name="P3" style:family="paragraph" style:parent-style-name="Standard" style:list-style-name="L2">
      <style:text-properties fo:language="en" fo:country="G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draw:frame draw:style-name="fr1" draw:name="Object1" text:anchor-type="paragraph" svg:x="1.3354in" svg:y="0.1909in" svg:width="4.4693in" svg:height="1.93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Spectra cable :</text:p>
      <text:list xml:id="list5042167990532628399" text:style-name="L1">
        <text:list-item>
          <text:p text:style-name="P2">higher voltages possible </text:p>
        </text:list-item>
        <text:list-item>
          <text:p text:style-name="P2">substantial cheaper <text:s text:c="3"/>~ <text:s/>60% <text:s/></text:p>
        </text:list-item>
        <text:list-item>
          <text:p text:style-name="P2">more ridgit =&gt; harder to route</text:p>
        </text:list-item>
        <text:list-item>
          <text:p text:style-name="P2">distance between the flat points ~ <text:s/>45 cm -&gt; <text:s/>lot of slack</text:p>
        </text:list-item>
        <text:list-item>
          <text:p text:style-name="P2">higher voltages </text:p>
        </text:list-item>
        <text:list-item>
          <text:p text:style-name="P2">wires stay together </text:p>
        </text:list-item>
      </text:list>
      <text:p text:style-name="P1"/>
      <text:p text:style-name="P1">3 M cable</text:p>
      <text:list xml:id="list363925741972688075" text:style-name="L2">
        <text:list-item>
          <text:p text:style-name="P3">flexible</text:p>
        </text:list-item>
        <text:list-item>
          <text:p text:style-name="P3">distance between flat parts is 27cm <text:s/>more optimal.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43S</meta:editing-duration>
    <meta:editing-cycles>3</meta:editing-cycles>
    <meta:generator>OpenOffice/4.1.1$Win32 OpenOffice.org_project/411m6$Build-9775</meta:generator>
    <dc:date>2016-07-13T13:16:07.93</dc:date>
    <meta:document-statistic meta:table-count="0" meta:image-count="0" meta:object-count="1" meta:page-count="1" meta:paragraph-count="10" meta:word-count="53" meta:character-count="271"/>
    <dc:creator>Wim Beaumont</dc:cre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far side </text:p>
          </table:table-cell>
          <table:table-cell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side 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side 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sort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otal m</text:p>
          </table:table-cell>
          <table:table-cell office:value-type="string">
            <text:p>total reel</text:p>
          </table:table-cell>
        </table:table-row>
        <table:table-row table:style-name="ro1">
          <table:table-cell office:value-type="string">
            <text:p>total </text:p>
          </table:table-cell>
          <table:table-cell table:formula="of:=SUM([.B2:.B5])" office:value-type="float" office:value="540">
            <text:p>540</text:p>
          </table:table-cell>
          <table:table-cell office:value-type="float" office:value="5.4">
            <text:p>5.4</text:p>
          </table:table-cell>
          <table:table-cell table:formula="of:=[.C7]*50" office:value-type="float" office:value="270">
            <text:p>270</text:p>
          </table:table-cell>
          <table:table-cell table:formula="of:=[.D7]/30" office:value-type="float" office:value="9">
            <text:p>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ice </text:p>
          </table:table-cell>
          <table:table-cell/>
          <table:table-cell office:value-type="string">
            <text:p>3M</text:p>
          </table:table-cell>
          <table:table-cell office:value-type="float" office:value="351">
            <text:p>351</text:p>
          </table:table-cell>
          <table:table-cell table:formula="of:=[.D9]*[.E7]" office:value-type="float" office:value="3159">
            <text:p>3159</text:p>
          </table:table-cell>
        </table:table-row>
        <table:table-row table:style-name="ro1">
          <table:table-cell table:number-columns-repeated="2"/>
          <table:table-cell office:value-type="string">
            <text:p>spectra</text:p>
          </table:table-cell>
          <table:table-cell office:value-type="float" office:value="211">
            <text:p>211</text:p>
          </table:table-cell>
          <table:table-cell table:formula="of:=[.E7]*[.D10]" office:value-type="float" office:value="1899">
            <text:p>1899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7/13/2016</text:date>, <text:time>13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